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1797" officeooo:paragraph-rsid="001d9f85"/>
    </style:style>
    <style:style style:name="P2" style:family="paragraph" style:parent-style-name="Text_20_body">
      <style:paragraph-properties fo:text-align="justify" style:justify-single-word="false"/>
      <style:text-properties officeooo:rsid="001e7c4b" officeooo:paragraph-rsid="00230748"/>
    </style:style>
    <style:style style:name="P3" style:family="paragraph" style:parent-style-name="Text_20_body">
      <style:paragraph-properties fo:text-align="justify" style:justify-single-word="false"/>
      <style:text-properties officeooo:rsid="0020c93f" officeooo:paragraph-rsid="00230748"/>
    </style:style>
    <style:style style:name="P4" style:family="paragraph" style:parent-style-name="Text_20_body">
      <style:paragraph-properties fo:text-align="justify" style:justify-single-word="false"/>
      <style:text-properties officeooo:rsid="00237878" officeooo:paragraph-rsid="00237878"/>
    </style:style>
    <style:style style:name="P5" style:family="paragraph" style:parent-style-name="Text_20_body">
      <style:paragraph-properties fo:text-align="justify" style:justify-single-word="false"/>
      <style:text-properties officeooo:rsid="0025bb2d" officeooo:paragraph-rsid="0025bb2d"/>
    </style:style>
    <style:style style:name="P6" style:family="paragraph" style:parent-style-name="Text_20_body">
      <style:text-properties fo:color="#000000" style:font-name="Courier New" officeooo:paragraph-rsid="001d1797"/>
    </style:style>
    <style:style style:name="P7" style:family="paragraph" style:parent-style-name="Text_20_body">
      <style:paragraph-properties fo:text-align="justify" style:justify-single-word="false"/>
      <style:text-properties fo:color="#000000" style:font-name="Courier New" officeooo:rsid="001d9f85" officeooo:paragraph-rsid="001d9f85"/>
    </style:style>
    <style:style style:name="P8" style:family="paragraph" style:parent-style-name="Text_20_body">
      <style:paragraph-properties fo:text-align="justify" style:justify-single-word="false"/>
      <style:text-properties fo:color="#000000" style:font-name="Courier New" officeooo:rsid="00206da4" officeooo:paragraph-rsid="001fdd03"/>
    </style:style>
    <style:style style:name="P9" style:family="paragraph" style:parent-style-name="Text_20_body">
      <style:paragraph-properties fo:text-align="justify" style:justify-single-word="false"/>
      <style:text-properties fo:color="#000000" style:font-name="Courier New" officeooo:rsid="00230748" officeooo:paragraph-rsid="00230748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Courier New" officeooo:rsid="00230748" officeooo:paragraph-rsid="0021629d"/>
    </style:style>
    <style:style style:name="P11" style:family="paragraph" style:parent-style-name="Text_20_body">
      <style:paragraph-properties fo:text-align="justify" style:justify-single-word="false"/>
      <style:text-properties fo:color="#000000" style:font-name="Courier New" officeooo:rsid="00237878" officeooo:paragraph-rsid="00237878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Courier New" officeooo:rsid="00237878" officeooo:paragraph-rsid="0021629d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Courier New" officeooo:rsid="001d1797" officeooo:paragraph-rsid="001d9f85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ourier New" officeooo:rsid="0025cc98" officeooo:paragraph-rsid="00237878"/>
    </style:style>
    <style:style style:name="P15" style:family="paragraph" style:parent-style-name="Title">
      <style:text-properties officeooo:paragraph-rsid="001d1797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paragraph-rsid="001d9f85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paragraph-rsid="00230748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e7c4b" officeooo:paragraph-rsid="001e7c4b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rsid="001e7c4b" officeooo:paragraph-rsid="00206da4"/>
    </style:style>
    <style:style style:name="P20" style:family="paragraph" style:parent-style-name="Text_20_body" style:list-style-name="L1">
      <style:paragraph-properties fo:text-align="justify" style:justify-single-word="false"/>
      <style:text-properties fo:color="#000000" style:font-name="Courier New" officeooo:rsid="00206da4" officeooo:paragraph-rsid="00206da4"/>
    </style:style>
    <style:style style:name="P21" style:family="paragraph" style:parent-style-name="Text_20_body" style:list-style-name="L3">
      <style:paragraph-properties fo:text-align="justify" style:justify-single-word="false"/>
      <style:text-properties fo:color="#000000" style:font-name="Courier New" officeooo:rsid="0023d651" officeooo:paragraph-rsid="0023d651"/>
    </style:style>
    <style:style style:name="P22" style:family="paragraph" style:parent-style-name="Text_20_body" style:list-style-name="L3">
      <style:paragraph-properties fo:text-align="justify" style:justify-single-word="false"/>
      <style:text-properties fo:color="#000000" style:font-name="Courier New" officeooo:rsid="002587f1" officeooo:paragraph-rsid="00253386"/>
    </style:style>
    <style:style style:name="P23" style:family="paragraph" style:parent-style-name="Text_20_body" style:list-style-name="L2">
      <style:paragraph-properties fo:text-align="justify" style:justify-single-word="false"/>
      <style:text-properties officeooo:rsid="00230748" officeooo:paragraph-rsid="00230748"/>
    </style:style>
    <style:style style:name="T1" style:family="text">
      <style:text-properties officeooo:rsid="0026e1f7"/>
    </style:style>
    <style:style style:name="T2" style:family="text">
      <style:text-properties fo:color="#000000" style:font-name="Courier New"/>
    </style:style>
    <style:style style:name="T3" style:family="text">
      <style:text-properties fo:color="#000000" style:font-name="Courier New" officeooo:rsid="001d9f85"/>
    </style:style>
    <style:style style:name="T4" style:family="text">
      <style:text-properties fo:color="#000000" style:font-name="Courier New" officeooo:rsid="001e7c4b"/>
    </style:style>
    <style:style style:name="T5" style:family="text">
      <style:text-properties fo:color="#000000" style:font-name="Courier New" style:text-underline-style="solid" style:text-underline-width="auto" style:text-underline-color="font-color"/>
    </style:style>
    <style:style style:name="T6" style:family="text">
      <style:text-properties fo:color="#000000" style:font-name="Courier New" officeooo:rsid="001fdd03"/>
    </style:style>
    <style:style style:name="T7" style:family="text">
      <style:text-properties fo:color="#000000" style:font-name="Courier New" officeooo:rsid="00206da4"/>
    </style:style>
    <style:style style:name="T8" style:family="text">
      <style:text-properties fo:color="#000000" style:font-name="Courier New" officeooo:rsid="0021629d"/>
    </style:style>
    <style:style style:name="T9" style:family="text">
      <style:text-properties fo:color="#000000" style:font-name="Courier New" officeooo:rsid="00230748"/>
    </style:style>
    <style:style style:name="T10" style:family="text">
      <style:text-properties fo:color="#000000" style:font-name="Courier New" officeooo:rsid="001d1797"/>
    </style:style>
    <style:style style:name="T11" style:family="text">
      <style:text-properties fo:color="#000000" style:font-name="Courier New" officeooo:rsid="00237878"/>
    </style:style>
    <style:style style:name="T12" style:family="text">
      <style:text-properties fo:color="#000000" style:font-name="Courier New" officeooo:rsid="0023d651"/>
    </style:style>
    <style:style style:name="T13" style:family="text">
      <style:text-properties fo:color="#000000" style:font-name="Courier New" officeooo:rsid="0025cc98"/>
    </style:style>
    <style:style style:name="T14" style:family="text">
      <style:text-properties fo:color="#000000" style:font-name="Courier New" officeooo:rsid="00283755"/>
    </style:style>
    <style:style style:name="T15" style:family="text">
      <style:text-properties fo:color="#000000" style:font-name="Courier New" officeooo:rsid="0028c4b3"/>
    </style:style>
    <style:style style:name="T16" style:family="text">
      <style:text-properties officeooo:rsid="002837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<text:span text:style-name="T1"><text:s/></text:span><text:span text:style-name="T2">GardenCoach</text:span></text:p>
      <text:p text:style-name="P6"/>
      <text:p text:style-name="P1"><text:span text:style-name="T2"><text:tab/></text:span><text:span text:style-name="T14">D</text:span><text:span text:style-name="T3">el repositorio de Android o IOS se </text:span><text:span text:style-name="T15">puede</text:span><text:span text:style-name="T3"> bajar la APP de </text:span><text:span text:style-name="T2"><text:s/>GardenCoach.</text:span></text:p>
      <text:p text:style-name="P1"><text:span text:style-name="T2"><text:tab/></text:span><text:span text:style-name="T3">La primera vez que el cliente usa la app debe autentificarse a través de correo o redes sociales, tal proceso se deberá hacer siempre que se quiera entrar a la aplicación.</text:span></text:p>
      <text:p text:style-name="P7"><text:tab/>En seguida sale una pantalla donde se pueden ingresar los datos del cliente, esto solamente se hará la primera vez, a continuación sale un TAB con cuatro divisiones, en ellas se <text:span text:style-name="T16">observa</text:span>:</text:p>
      <text:list xml:id="list678389068" text:style-name="L1">
        <text:list-item>
          <text:p text:style-name="P16"><text:span text:style-name="T3">La primera vista muestra una presentación de GardenCoach, en donde se puede pedir ver </text:span><text:span text:style-name="T4">tres</text:span><text:span text:style-name="T3"> opciones diferentes </text:span><text:span text:style-name="T4">a través de botones con imágenes :Las asesorías,los productos y Los servicios premium</text:span></text:p>
        </text:list-item>
        <text:list-item>
          <text:p text:style-name="P18"><text:span text:style-name="T3">A</text:span><text:span text:style-name="T2">mbient</text:span><text:span text:style-name="T5">a</text:span><text:span text:style-name="T2"> paisajismo, una breve presentación, de diseño y construcción de jardines y un salto que lo lleva fuera de la aplicación </text:span><text:span text:style-name="T7">(o a la misma en el futuro)</text:span></text:p>
        </text:list-item>
        <text:list-item>
          <text:p text:style-name="P19"><text:span text:style-name="T2">VertiFlora,</text:span><text:span text:style-name="T6">una breve presentación de muros verdes,módulos y huerto vertical </text:span><text:span text:style-name="T2">y un salto que lo lleva fuera de la aplicación </text:span><text:span text:style-name="T7">(o a la misma en el futuro).</text:span></text:p>
        </text:list-item>
        <text:list-item>
          <text:p text:style-name="P20">Paisajismo Ontológico una breve presentación de que se trata y salto que lo lleva fuera de la aplicación (o a la misma en el futuro)</text:p>
        </text:list-item>
      </text:list>
      <text:p text:style-name="P2"><text:span text:style-name="T7">A la izquierd</text:span><text:span text:style-name="T9">a a</text:span><text:span text:style-name="T7">parece una selección de las mejores ofertas </text:span><text:span text:style-name="T9">de <text:s/></text:span><text:span text:style-name="T10">GardenCoach, </text:span><text:span text:style-name="T9">este sector de la pantalla contendrá saltos a un mayor detalle de los productos.</text:span></text:p>
      <text:p text:style-name="P9"/>
      <text:p text:style-name="P3"><text:span text:style-name="T7">A</text:span><text:span text:style-name="T2">l seleccionar la opción de productos </text:span><text:span text:style-name="T8">aparecen dos posibilidades de acuerdo a si son muchos los tipos. </text:span></text:p>
      <text:list xml:id="list3965238212" text:style-name="L2">
        <text:list-item>
          <text:p text:style-name="P17"><text:span text:style-name="T9">Aparece un listado de productos, con una fotografía y algunos atributos con la opción de pasarla al carro de compras y la posibilidad de ver una ficha donde se puedan ver más fotos y una descripción más completa. </text:span><text:span text:style-name="T12">Ordenado por algún criterio</text:span></text:p>
        </text:list-item>
        <text:list-item>
          <text:p text:style-name="P23"><text:soft-page-break/><text:span text:style-name="T2">Es posible hacer un carrusel de tipos y un carrusel de productos </text:span><text:span text:style-name="T11">con la misma información que el listado anterior</text:span></text:p>
        </text:list-item>
      </text:list>
      <text:p text:style-name="P11">Adicionalmente hay una ventana que permite filtrar los productos de acuerdo a criterios por definir.</text:p>
      <text:p text:style-name="P4"><text:span text:style-name="T2">Sería interesante que los productos tuvieran estas características pero no se están </text:span><text:span text:style-name="T12">considerando.-</text:span></text:p>
      <text:list xml:id="list712294851" text:style-name="L3">
        <text:list-item>
          <text:p text:style-name="P21">Que el cliente pudiera tener sus productos preferidos en un lugar especial.</text:p>
        </text:list-item>
        <text:list-item>
          <text:p text:style-name="P21">Que los productos pudieran tener descuentos por algún criterio.</text:p>
        </text:list-item>
        <text:list-item>
          <text:p text:style-name="P21">Que en los productos hubieran avisos ya sea para el mismo sitio o para terceros.</text:p>
        </text:list-item>
        <text:list-item>
          <text:p text:style-name="P22"/>
        </text:list-item>
      </text:list>
      <text:p text:style-name="P11"/>
      <text:p text:style-name="P5"><text:span text:style-name="T9">C</text:span><text:span text:style-name="T2">uando el cliente tenga la intención de comprar deberá indicar el sector. Y una vista de calendario de cuando desea recibir </text:span><text:span text:style-name="T13">sus productos.</text:span></text:p>
      <text:p text:style-name="P14"/>
      <text:p text:style-name="P12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5:12:39.263000000</meta:creation-date>
    <dc:date>2018-10-20T13:19:46.494000000</dc:date>
    <meta:editing-duration>PT22H32M33S</meta:editing-duration>
    <meta:editing-cycles>10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19" meta:word-count="388" meta:character-count="2255" meta:non-whitespace-character-count="1888"/>
  </office:meta>
</office:document-meta>
</file>